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44638"/>
    </style:style>
    <style:style style:name="P2" style:family="paragraph" style:parent-style-name="Text_20_body">
      <style:text-properties officeooo:paragraph-rsid="0015f8d3"/>
    </style:style>
    <style:style style:name="P3" style:family="paragraph" style:parent-style-name="Text_20_body">
      <style:text-properties officeooo:paragraph-rsid="00170122"/>
    </style:style>
    <style:style style:name="P4" style:family="paragraph" style:parent-style-name="Heading_20_1">
      <style:text-properties officeooo:paragraph-rsid="001287de"/>
    </style:style>
    <style:style style:name="P5" style:family="paragraph" style:parent-style-name="Heading_20_2">
      <style:text-properties officeooo:paragraph-rsid="001287de"/>
    </style:style>
    <style:style style:name="P6" style:family="paragraph" style:parent-style-name="Heading_20_2">
      <style:text-properties officeooo:paragraph-rsid="0015f8d3"/>
    </style:style>
    <style:style style:name="P7" style:family="paragraph" style:parent-style-name="Heading_20_2">
      <style:text-properties officeooo:paragraph-rsid="00170122"/>
    </style:style>
    <style:style style:name="P8" style:family="paragraph" style:parent-style-name="Heading_20_3">
      <style:text-properties officeooo:paragraph-rsid="0015f8d3"/>
    </style:style>
    <style:style style:name="P9" style:family="paragraph" style:parent-style-name="Heading_20_4">
      <style:text-properties officeooo:paragraph-rsid="00170122"/>
    </style:style>
    <style:style style:name="T1" style:family="text">
      <style:text-properties officeooo:rsid="001287de"/>
    </style:style>
    <style:style style:name="T2" style:family="text">
      <style:text-properties officeooo:rsid="00144638"/>
    </style:style>
    <style:style style:name="T3" style:family="text">
      <style:text-properties officeooo:rsid="0015f8d3"/>
    </style:style>
    <style:style style:name="T4" style:family="text">
      <style:text-properties officeooo:rsid="001701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<text:span text:style-name="T1">Xintricity.js</text:span></text:h>
      <text:h text:style-name="P5" text:outline-level="2"><text:span text:style-name="T1">What is it?</text:span></text:h>
      <text:p text:style-name="P1"><text:span text:style-name="T1">Xintricity.js is the most complete client-side javascript MVVM framework available today. <text:s/>Built on top of rock solid tools like jQuery, underscore.js, and backbone.js, it pushes the envelope further by incorporating a top-notch templating engine, complete with </text:span><text:span text:style-name="T2">attribute bindings, text bindings, style bindings, action triggers, and style triggers. <text:s/>Additionally, Xintricity.js enhances backbone.js models and collections with features such as event bubbling, property getter/setter generation, type checking, and a richer event model. <text:s/></text:span><text:span text:style-name="T3">On top of that, Xintricity.js packages in a template manager that frees you from having to worry about locating and compiling your templates. <text:s/></text:span><text:span text:style-name="T2">By integrating industry standard tools with these kickass features, Xintricity.js delivers </text:span><text:span text:style-name="T3">the </text:span><text:span text:style-name="T2">only MVVM framework you'll ever need.</text:span></text:p>
      <text:h text:style-name="P7" text:outline-level="2"><text:span text:style-name="T4">Why MVVM?</text:span></text:h>
      <text:p text:style-name="P3"><text:span text:style-name="T4">While the most popular architecture for server side page rendering of HTML pages is Model-View-Controller (MVC), for rich interactive GUI experiences, the Model-View-ViewModel (MVVM) pattern can provide a cleaner separation of concerns. <text:s/>Tracing back to Fowler's Presentation Model pattern, the MVVM pattern allows the user interface to change as a function of the model state. <text:s/>It works better than MVC when the basic elements of a view remain the same across a set of actions, as is often the case in interactive web applications.</text:span></text:p>
      <text:h text:style-name="P6" text:outline-level="2"><text:span text:style-name="T3">The Basics</text:span></text:h>
      <text:h text:style-name="P8" text:outline-level="3"><text:span text:style-name="T3">$xintricity namespace</text:span></text:h>
      <text:p text:style-name="P2"><text:span text:style-name="T3">All Xintricity.js classes and functions reside in the namespace `$xintricity`, which is typically also available as the shorthand `$x` <text:s text:c="2"/>This namespace level primarily contains utility classes and functions.</text:span></text:p>
      <text:h text:style-name="Heading_20_3" text:outline-level="3"><text:span text:style-name="T3">$xintricity.mvvm</text:span></text:h>
      <text:p text:style-name="P3"><text:span text:style-name="T4">This namespace contains all the classes necessary to build with the Xintricity.js MVVM platform.</text:span></text:p>
      <text:h text:style-name="Heading_20_3" text:outline-level="3"><text:span text:style-name="T4">$xintricity utilities</text:span></text:h>
      <text:h text:style-name="P9" text:outline-level="4"><text:span text:style-name="T3">$xintricity.namespace(namespace)</text:span></text:h>
      <text:p text:style-name="P3"><text:span text:style-name="T3">This function takes a string specifying the name of a namespace to be retrieved. <text:s/>If it does not exist, it is created.</text:span></text:p>
      <text:h text:style-name="P9" text:outline-level="4"><text:span text:style-name="T3">$x.format(formatString, args...)</text:span></text:h>
      <text:p text:style-name="P3"><text:span text:style-name="T3">This functions accepts a format string and a variable number of arguments to be used as replacements for placeholders in the format string. <text:s/>Placeholders are designated by curly braces surrounding an index (zero-based). <text:s/>For example `$x.format(“The quick {0} {1} jumped over the lazy dog”, “brown”, fox”)` would return “The quick brown fox jumped over the lazy dog”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1T22:53:01.23</meta:creation-date>
    <dc:date>2013-05-11T23:57:27.01</dc:date>
    <meta:editing-duration>PT24S</meta:editing-duration>
    <meta:editing-cycles>1</meta:editing-cycles>
    <meta:document-statistic meta:table-count="0" meta:image-count="0" meta:object-count="0" meta:page-count="1" meta:paragraph-count="15" meta:word-count="332" meta:character-count="2297" meta:non-whitespace-character-count="1969"/>
    <meta:generator>LibreOffice/4.0.2.2$Windows_x86 LibreOffice_project/4c82dcdd6efcd48b1d8bba66bfe1989deee49c3</meta:generator>
  </office:meta>
</office:document-meta>
</file>